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236in"/>
    </style:style>
    <style:style style:name="co2" style:family="table-column">
      <style:table-column-properties fo:break-before="auto" style:column-width="0.8728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6" table:default-cell-style-name="Default"/>
        <table:table-row table:style-name="ro1">
          <table:table-cell table:style-name="Default"/>
          <table:table-cell table:style-name="pd1" office:value-type="string" calcext:value-type="string">
            <text:p>1.0kib</text:p>
          </table:table-cell>
          <table:table-cell table:style-name="pd1" office:value-type="string" calcext:value-type="string">
            <text:p>10.0kib</text:p>
          </table:table-cell>
          <table:table-cell table:style-name="pd1" office:value-type="string" calcext:value-type="string">
            <text:p>100.0kib</text:p>
          </table:table-cell>
          <table:table-cell table:style-name="pd1" office:value-type="string" calcext:value-type="string">
            <text:p>500.0kib</text:p>
          </table:table-cell>
          <table:table-cell table:style-name="pd1" office:value-type="string" calcext:value-type="string">
            <text:p>1.0mib</text:p>
          </table:table-cell>
          <table:table-cell table:style-name="pd1" office:value-type="string" calcext:value-type="string">
            <text:p/>
          </table:table-cell>
          <table:table-cell table:style-name="pd1" office:value-type="string" calcext:value-type="string">
            <text:p>Unit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Requests considered</text:p>
          </table:table-cell>
          <table:table-cell office:value-type="float" office:value="1206917" calcext:value-type="float">
            <text:p>1206917</text:p>
          </table:table-cell>
          <table:table-cell office:value-type="float" office:value="1163499" calcext:value-type="float">
            <text:p>1163499</text:p>
          </table:table-cell>
          <table:table-cell office:value-type="float" office:value="938649" calcext:value-type="float">
            <text:p>938649</text:p>
          </table:table-cell>
          <table:table-cell office:value-type="float" office:value="106765" calcext:value-type="float">
            <text:p>106765</text:p>
          </table:table-cell>
          <table:table-cell office:value-type="float" office:value="95292" calcext:value-type="float">
            <text:p>95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99t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75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Med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25t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B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Throughput</text:p>
          </table:table-cell>
          <table:table-cell office:value-type="float" office:value="10060.31" calcext:value-type="float">
            <text:p>10060.31</text:p>
          </table:table-cell>
          <table:table-cell office:value-type="float" office:value="9699.36" calcext:value-type="float">
            <text:p>9699.36</text:p>
          </table:table-cell>
          <table:table-cell office:value-type="float" office:value="7825.59" calcext:value-type="float">
            <text:p>7825.59</text:p>
          </table:table-cell>
          <table:table-cell office:value-type="float" office:value="891.77" calcext:value-type="float">
            <text:p>891.77</text:p>
          </table:table-cell>
          <table:table-cell office:value-type="float" office:value="794.99" calcext:value-type="float">
            <text:p>794.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/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Sent</text:p>
          </table:table-cell>
          <table:table-cell office:value-type="float" office:value="5798625" calcext:value-type="float">
            <text:p>5798625</text:p>
          </table:table-cell>
          <table:table-cell office:value-type="float" office:value="2202009" calcext:value-type="float">
            <text:p>2202009</text:p>
          </table:table-cell>
          <table:table-cell office:value-type="float" office:value="2296381" calcext:value-type="float">
            <text:p>2296381</text:p>
          </table:table-cell>
          <table:table-cell office:value-type="float" office:value="59349401" calcext:value-type="float">
            <text:p>59349401</text:p>
          </table:table-cell>
          <table:table-cell office:value-type="float" office:value="64067993" calcext:value-type="float">
            <text:p>64067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Received</text:p>
          </table:table-cell>
          <table:table-cell office:value-type="float" office:value="13421772" calcext:value-type="float">
            <text:p>13421772</text:p>
          </table:table-cell>
          <table:table-cell office:value-type="float" office:value="28626124" calcext:value-type="float">
            <text:p>28626124</text:p>
          </table:table-cell>
          <table:table-cell office:value-type="float" office:value="262144000" calcext:value-type="float">
            <text:p>262144000</text:p>
          </table:table-cell>
          <table:table-cell office:value-type="float" office:value="36936718745" calcext:value-type="float">
            <text:p>36936718745</text:p>
          </table:table-cell>
          <table:table-cell office:value-type="float" office:value="83429739724" calcext:value-type="float">
            <text:p>83429739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Total</text:p>
          </table:table-cell>
          <table:table-cell office:value-type="float" office:value="19188940" calcext:value-type="float">
            <text:p>19188940</text:p>
          </table:table-cell>
          <table:table-cell office:value-type="float" office:value="30828134" calcext:value-type="float">
            <text:p>30828134</text:p>
          </table:table-cell>
          <table:table-cell office:value-type="float" office:value="265289728" calcext:value-type="float">
            <text:p>265289728</text:p>
          </table:table-cell>
          <table:table-cell office:value-type="float" office:value="37044092928" calcext:value-type="float">
            <text:p>37044092928</text:p>
          </table:table-cell>
          <table:table-cell office:value-type="float" office:value="83429739724" calcext:value-type="float">
            <text:p>83429739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99%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75%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6.8" calcext:value-type="float">
            <text:p>6.8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50%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25%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Fastest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quests/sec</text:p>
          </table:table-cell>
          <table:table-cell office:value-type="float" office:value="24589.5238" calcext:value-type="float">
            <text:p>24589.5238</text:p>
          </table:table-cell>
          <table:table-cell office:value-type="float" office:value="24052.0297" calcext:value-type="float">
            <text:p>24052.0297</text:p>
          </table:table-cell>
          <table:table-cell office:value-type="float" office:value="18518.7255" calcext:value-type="float">
            <text:p>18518.7255</text:p>
          </table:table-cell>
          <table:table-cell office:value-type="float" office:value="8945.8821" calcext:value-type="float">
            <text:p>8945.8821</text:p>
          </table:table-cell>
          <table:table-cell office:value-type="float" office:value="3771.7736" calcext:value-type="float">
            <text:p>3771.7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q/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Total data</text:p>
          </table:table-cell>
          <table:table-cell office:value-type="float" office:value="1513975971" calcext:value-type="float">
            <text:p>1513975971</text:p>
          </table:table-cell>
          <table:table-cell office:value-type="float" office:value="14774687498" calcext:value-type="float">
            <text:p>14774687498</text:p>
          </table:table-cell>
          <table:table-cell office:value-type="float" office:value="113784421089" calcext:value-type="float">
            <text:p>113784421089</text:p>
          </table:table-cell>
          <table:table-cell office:value-type="float" office:value="274824219852" calcext:value-type="float">
            <text:p>274824219852</text:p>
          </table:table-cell>
          <table:table-cell office:value-type="float" office:value="237296943104" calcext:value-type="float">
            <text:p>237296943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Total requests</text:p>
          </table:table-cell>
          <table:table-cell office:value-type="float" office:value="1475405" calcext:value-type="float">
            <text:p>1475405</text:p>
          </table:table-cell>
          <table:table-cell office:value-type="float" office:value="1443131" calcext:value-type="float">
            <text:p>1443131</text:p>
          </table:table-cell>
          <table:table-cell office:value-type="float" office:value="1111127" calcext:value-type="float">
            <text:p>1111127</text:p>
          </table:table-cell>
          <table:table-cell office:value-type="float" office:value="536758" calcext:value-type="float">
            <text:p>536758</text:p>
          </table:table-cell>
          <table:table-cell office:value-type="float" office:value="226308" calcext:value-type="float">
            <text:p>226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Sent</text:p>
          </table:table-cell>
          <table:table-cell office:value-type="float" office:value="13721" calcext:value-type="float">
            <text:p>13721</text:p>
          </table:table-cell>
          <table:table-cell office:value-type="float" office:value="43929" calcext:value-type="float">
            <text:p>43929</text:p>
          </table:table-cell>
          <table:table-cell office:value-type="float" office:value="92262" calcext:value-type="float">
            <text:p>92262</text:p>
          </table:table-cell>
          <table:table-cell office:value-type="float" office:value="105472" calcext:value-type="float">
            <text:p>105472</text:p>
          </table:table-cell>
          <table:table-cell office:value-type="float" office:value="19503513" calcext:value-type="float">
            <text:p>19503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Received</text:p>
          </table:table-cell>
          <table:table-cell office:value-type="float" office:value="28364" calcext:value-type="float">
            <text:p>28364</text:p>
          </table:table-cell>
          <table:table-cell office:value-type="float" office:value="550912" calcext:value-type="float">
            <text:p>550912</text:p>
          </table:table-cell>
          <table:table-cell office:value-type="float" office:value="5211422" calcext:value-type="float">
            <text:p>5211422</text:p>
          </table:table-cell>
          <table:table-cell office:value-type="float" office:value="25165824" calcext:value-type="float">
            <text:p>25165824</text:p>
          </table:table-cell>
          <table:table-cell office:value-type="float" office:value="19864223744" calcext:value-type="float">
            <text:p>1986422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Total</text:p>
          </table:table-cell>
          <table:table-cell office:value-type="float" office:value="42086" calcext:value-type="float">
            <text:p>42086</text:p>
          </table:table-cell>
          <table:table-cell office:value-type="float" office:value="594944" calcext:value-type="float">
            <text:p>594944</text:p>
          </table:table-cell>
          <table:table-cell office:value-type="float" office:value="5295308" calcext:value-type="float">
            <text:p>5295308</text:p>
          </table:table-cell>
          <table:table-cell office:value-type="float" office:value="25270681" calcext:value-type="float">
            <text:p>25270681</text:p>
          </table:table-cell>
          <table:table-cell office:value-type="float" office:value="19864223744" calcext:value-type="float">
            <text:p>1986422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c warp Avg B/Req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2" calcext:value-type="float">
            <text:p>282</text:p>
          </table:table-cell>
          <table:table-cell office:value-type="float" office:value="346968" calcext:value-type="float">
            <text:p>346968</text:p>
          </table:table-cell>
          <table:table-cell office:value-type="float" office:value="875516" calcext:value-type="float">
            <text:p>875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c oha Avg B/R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87775" calcext:value-type="float">
            <text:p>87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21T02:34:42.220301876</dc:date>
    <meta:editing-duration>PT9S</meta:editing-duration>
    <meta:editing-cycles>1</meta:editing-cycles>
    <meta:document-statistic meta:table-count="1" meta:cell-count="191" meta:object-count="0"/>
  </office:meta>
</office:document-meta>
</file>